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left="1.251cm" fo:margin-right="0cm" fo:text-indent="0cm" style:auto-text-indent="false"/>
    </style:style>
    <style:style style:name="P3" style:family="paragraph" style:parent-style-name="Preformatted_20_Text">
      <style:paragraph-properties fo:margin-left="1.251cm" fo:margin-right="0cm" fo:text-indent="0cm" style:auto-text-indent="false"/>
    </style:style>
    <style:style style:name="P4" style:family="paragraph" style:parent-style-name="Preformatted_20_Text">
      <style:paragraph-properties fo:margin-left="1.251cm" fo:margin-right="0cm" fo:text-indent="0cm" style:auto-text-indent="false"/>
      <style:text-properties officeooo:rsid="002064d0" officeooo:paragraph-rsid="002064d0"/>
    </style:style>
    <style:style style:name="T1" style:family="text">
      <style:text-properties officeooo:rsid="002064d0"/>
    </style:style>
    <style:style style:name="T2" style:family="text">
      <style:text-properties style:font-name="Liberation Mono" fo:font-size="10pt" officeooo:rsid="002064d0" style:font-name-asian="Noto Sans Mono CJK SC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5 top reasons you are studying at university</text:p>
      <text:p text:style-name="Preformatted_20_Text"/>
      <text:p text:style-name="P2">1. <text:span text:style-name="T2">Love computers and programming.</text:span></text:p>
      <text:p text:style-name="P2">2. To get a better job.</text:p>
      <text:p text:style-name="P2">3. To earn more money in the future career.</text:p>
      <text:p text:style-name="P2">4. To become more independent in life and learn responsibility.</text:p>
      <text:p text:style-name="Preformatted_20_Text"><text:tab/>5. to learn essential life skills.</text:p>
      <text:p text:style-name="Preformatted_20_Text"/>
      <text:p text:style-name="P1">-5 top things you would like to achieve during your studies or within a year of graduation.</text:p>
      <text:p text:style-name="Preformatted_20_Text"/>
      <text:p text:style-name="P2">1. successfully complete the course.</text:p>
      <text:p text:style-name="P2">2. get a job that I like and enjoy doing <text:span text:style-name="T1">(developer)</text:span>.</text:p>
      <text:p text:style-name="P2">3. Be more knowledgeable about the world and subject that I stud<text:span text:style-name="T1">y</text:span>.</text:p>
      <text:p text:style-name="P2">4. Gain some real world experience before getting a job.</text:p>
      <text:p text:style-name="P2">5. Be a good programmer.</text:p>
      <text:p text:style-name="P4">6. Gaining a solid foundation and understanding of data types, AI, machine learning and becoming expert at Python language.</text:p>
      <text:p text:style-name="Preformatted_20_Text"/>
      <text:p text:style-name="P1">-5 top risks to your achieving your goals at university.</text:p>
      <text:p text:style-name="P2"/>
      <text:p text:style-name="P2">1. Mental health</text:p>
      <text:p text:style-name="P2">2. Finance</text:p>
      <text:p text:style-name="P2">3. covid-19</text:p>
      <text:p text:style-name="P2">4. Time management</text:p>
      <text:p text:style-name="P4">5. Accommod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1T12:48:05.176576266</dc:date>
    <meta:editing-duration>PT7M4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145" meta:character-count="819" meta:non-whitespace-character-count="692"/>
  </office:meta>
</office:document-meta>
</file>